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2002" officeooo:paragraph-rsid="001a2002"/>
    </style:style>
    <style:style style:name="P2" style:family="paragraph" style:parent-style-name="Standard">
      <style:text-properties officeooo:rsid="001b7807" officeooo:paragraph-rsid="001b7807"/>
    </style:style>
    <style:style style:name="P3" style:family="paragraph" style:parent-style-name="Standard">
      <style:text-properties officeooo:rsid="001b7807" officeooo:paragraph-rsid="001b7807"/>
    </style:style>
    <style:style style:name="P4" style:family="paragraph" style:parent-style-name="Standard">
      <style:text-properties officeooo:rsid="001d0538" officeooo:paragraph-rsid="001d0538"/>
    </style:style>
    <style:style style:name="P5" style:family="paragraph" style:parent-style-name="Standard">
      <style:text-properties officeooo:rsid="001e7cf6" officeooo:paragraph-rsid="001e7cf6"/>
    </style:style>
    <style:style style:name="P6" style:family="paragraph" style:parent-style-name="Standard">
      <style:text-properties officeooo:rsid="0021e1e8" officeooo:paragraph-rsid="0021e1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rch Engine Assignment 1 Ideas:</text:p>
      <text:p text:style-name="P1"/>
      <text:p text:style-name="P1">Better use of history. I frequently google the same thing and then spend time looking for results that I've found before. If there was some way to mark something as being the correct result for a certain query, similar to a bookmark but automatic, that would be helpful.</text:p>
      <text:p text:style-name="P1"/>
      <text:p text:style-name="P1">Offering conceptual improvements. This is kind of vague. If I'm searching for something that is maybe a naive approach to a common problem perhaps the system could detect that and suggest results that detail a better approach. This is similar to how the engine will recognize “search science” and give me “information retrieval” results because they are the same concept. Except in this case the concepts are not the same, just conceptually related. For example, when I began programming I wanted a way to dynamically create variables with different names inside a for loop. Say I wanted x, x2, x3, x4,… etc. Perhaps the engine could detect this and know that what I really want, but don't know exists, is an array datatype. </text:p>
      <text:p text:style-name="P1"/>
      <text:p text:style-name="P2">Symbol search for math/programming stuff</text:p>
      <text:p text:style-name="P2"/>
      <text:p text:style-name="P2">Summarizer. Don't just abandon me in the middle of a wikipedia page. </text:p>
      <text:p text:style-name="P2"/>
      <text:p text:style-name="P2">Actually show the location in the page of the result you found. </text:p>
      <text:p text:style-name="P2"/>
      <text:p text:style-name="P4">Image search from phones.</text:p>
      <text:p text:style-name="P4"/>
      <text:p text:style-name="P5">Like how restaurants and products it compares a lot of sources I want the same thing with information. Neural network tutorials for example. </text:p>
      <text:p text:style-name="P5"/>
      <text:p text:style-name="P6">Reverse video/gif 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07:42:11.660322023</meta:creation-date>
    <dc:date>2015-09-09T13:07:19.586860156</dc:date>
    <meta:editing-duration>PT23M</meta:editing-duration>
    <meta:editing-cycles>4</meta:editing-cycles>
    <meta:generator>LibreOffice/5.0.0.5$Linux_X86_64 LibreOffice_project/00m0$Build-5</meta:generator>
    <meta:document-statistic meta:table-count="0" meta:image-count="0" meta:object-count="0" meta:page-count="1" meta:paragraph-count="9" meta:word-count="235" meta:character-count="1392" meta:non-whitespace-character-count="1162"/>
  </office:meta>
</office:document-meta>
</file>